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WSAClient.getJAXB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WSAClient.setServiceEndpoint( ServiceEndpoint service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SAClient.request( Objec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SAClient.send( QName operation , Objec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WSAClient.get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SAClient.send( Objec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SAClient.getServiceEndpoi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WSAClient.request( QName operation , Object reques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AbstractWSAClient.resolveWSA( W3CEndpointReference ref , Componen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WSAClient.getWSAAddress( W3CEndpointReference re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WSAClient.setEndpoint( W3CEndpointReference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SAClient.isJbiWrapp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SAClient.setJbiWrapped( boolean jbiWrapp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SAClient.AbstractWSAClient( ComponentContext context , W3CEndpointReference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WSAClient.createWSA( String 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WSAClient.setContext( Componen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SAClient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SAClient.AbstractWSA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